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tham Pro Bold" svg:font-family="'Gotham Pro Bold'"/>
    <style:font-face style:name="Gotham Pro Reg" svg:font-family="'Gotham Pro Reg'"/>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cm" fo:margin-bottom="0.265cm" style:contextual-spacing="false" fo:line-height="150%" fo:text-align="justify" style:justify-single-word="false" fo:orphans="2" fo:widows="2" fo:text-indent="0cm" style:auto-text-indent="false"/>
      <style:text-properties fo:font-variant="normal" fo:text-transform="none" fo:color="#333333" loext:opacity="100%" style:font-name="Gotham Pro Reg" fo:font-size="14pt" fo:letter-spacing="normal" fo:font-style="normal" fo:font-weight="normal"/>
    </style:style>
    <style:style style:name="P2" style:family="paragraph" style:parent-style-name="Standard">
      <style:paragraph-properties fo:margin-top="0cm" fo:margin-bottom="0.265cm" style:contextual-spacing="false" fo:line-height="150%" fo:text-align="justify" style:justify-single-word="false" fo:orphans="2" fo:widows="2" fo:text-indent="0cm" style:auto-text-indent="false"/>
      <style:text-properties fo:font-variant="normal" fo:text-transform="none" fo:color="#333333" loext:opacity="100%" style:font-name="Gotham Pro Reg" fo:font-size="14pt" fo:letter-spacing="normal" fo:font-style="normal" fo:font-weight="normal"/>
    </style:style>
    <style:style style:name="P3" style:family="paragraph" style:parent-style-name="Standard">
      <style:paragraph-properties fo:margin-left="0cm" fo:margin-right="0cm" fo:margin-top="0cm" fo:margin-bottom="0.265cm" style:contextual-spacing="false" fo:line-height="150%" fo:text-align="justify" style:justify-single-word="false" fo:orphans="2" fo:widows="2" fo:text-indent="0cm" style:auto-text-indent="false"/>
      <style:text-properties fo:font-variant="normal" fo:text-transform="none" fo:color="#414249" loext:opacity="100%" style:font-name="Gotham Pro Bold" fo:font-size="13.5pt" fo:letter-spacing="normal" fo:font-style="normal" fo:font-weight="normal"/>
    </style:style>
    <style:style style:name="T1" style:family="text">
      <style:text-properties fo:color="#414249" loext:opacity="100%" style:font-name="Gotham Pro Bold" fo:font-size="13.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Місто/Село:</text:span>с. Татаринці</text:p>
      <text:p text:style-name="P1"><text:span text:style-name="T1">Адреса, назва установи/закладу, будинку:</text:span>с. Татаринці, вул.Східна</text:p>
      <text:p text:style-name="P1"><text:span text:style-name="T1">Повний опис проекту:<text:line-break/></text:span>Відсутність сучасного, безпечного дитячого ігрового майданчика для дітей найменшої вікової групи для прогулянок,ігрової діяльності та здорового відпочинку. Мета. Забезпечити дітям дошкільного віку можливість змістовного дозвілля шляхом облаштування дитячого ігрового майданчику. Забезпечити належні,безпечні умови для проведення вільного часу дітьми дошкільного віку. Рішення. Вирішити актуальні проблеми незайнятості дітей,підвищити рівень фізичної та загальної культури,формувати фізичне,соціальне та духовне здоров’я дітей.</text:p>
      <text:p text:style-name="P1"><text:span text:style-name="T1">Цільова група:</text:span><text:line-break/>Дитячий майданчик буде облаштовано спеціально для дітей дошкільного віку від 1 до 6 років.</text:p>
      <text:p text:style-name="P1"><text:span text:style-name="T1">Очікувані результати проєкту:</text:span><text:line-break/>Облаштування дитячого майданчика надасть можливість дітям повноцінно та безпечно грати та розвиватися,знайомитися та спілкуватися; молодим батькам надасть можливість спільного відпочинку зі своїми дітьми,ранній активний розвиток маленьких дітей,поліпшення комфорту дозвілля,можливість контролю батьками місця знаходження їх дітей.</text:p>
      <text:p text:style-name="P1"><text:span text:style-name="T1">План заходів та термін реалізації проєкту:</text:span><text:line-break/>1. Закупівля ігрового комплексу 2. Облаштування дитячого майданчика Квітень-червень 2019 року.</text:p>
      <text:p text:style-name="P1"><text:soft-page-break/><text:span text:style-name="T1">Ключові показники оцінки результату проєкту:</text:span><text:line-break/>Завдяки реалізації проекту у дітей з’явиться можливість повноцінно та безпечно грати та розвиватися.</text:p>
      <text:p text:style-name="P3">Бюджет (не має перевищувати 50 тис грн):</text:p>
      <text:p text:style-name="P2">1) Ігровий комплекс вартістю 23570 грн. (1 по 23570 грн.)</text:p>
      <text:p text:style-name="P2">2) Карусель вартістю 10571 грн. (1 по 10571 грн.)</text:p>
      <text:p text:style-name="P2">3) Качеля вартістю 6242 грн. (1 по 6242 грн.)</text:p>
      <text:p text:style-name="P2">4) Машинка вартістю 5130 грн. (1 по 5130 грн.)</text:p>
      <text:p text:style-name="P2">5) Балансир вартістю 4300 грн. (1 по 4300 грн.)</text:p>
      <text:p text:style-name="P2">6) Столик вартістю 3852 грн. (1 по 3852 грн.)</text:p>
      <text:p text:style-name="P2">7) Лавочка вартістю 2335 грн. (1 по 2335 грн.)</text:p>
      <text:p text:style-name="P2">Загальна вартість: 56000 грн.</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tham Pro Bold" svg:font-family="'Gotham Pro Bold'"/>
    <style:font-face style:name="Gotham Pro Reg" svg:font-family="'Gotham Pro Reg'"/>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2T10:34:43.257184692</meta:creation-date>
    <dc:date>2026-04-02T10:34:54.352641897</dc:date>
    <meta:editing-duration>PT12S</meta:editing-duration>
    <meta:editing-cycles>1</meta:editing-cycles>
    <meta:document-statistic meta:table-count="0" meta:image-count="0" meta:object-count="0" meta:page-count="2" meta:paragraph-count="16" meta:word-count="231" meta:character-count="1785" meta:non-whitespace-character-count="1570"/>
    <meta:generator>LibreOffice/24.2.4.2$Linux_X86_64 LibreOffice_project/51a6219feb6075d9a4c46691dcfe0cd9c4fff3c2</meta:generator>
  </office:meta>
</office:document-meta>
</file>